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0694in" svg:stroke-color="#4472c4" draw:marker-end="a500" svg:stroke-opacity="100%" draw:stroke-linejoin="miter" svg:stroke-linecap="but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none" draw:stroke="solid" svg:stroke-width="0.00694in" svg:stroke-color="#4472c4" draw:marker-end="a502" svg:stroke-opacity="100%" draw:stroke-linejoin="miter" svg:stroke-linecap="butt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none" draw:stroke="solid" svg:stroke-width="0.00694in" svg:stroke-color="#4472c4" draw:marker-end="a504" svg:stroke-opacity="100%" draw:stroke-linejoin="miter" svg:stroke-linecap="but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draw:fill="none" draw:stroke="solid" svg:stroke-width="0.00694in" svg:stroke-color="#4472c4" draw:marker-end="a506" svg:stroke-opacity="100%" draw:stroke-linejoin="miter" svg:stroke-linecap="butt"/>
    </style:style>
    <style:style style:family="graphic" style:name="a509">
      <style:graphic-properties draw:fill="none" draw:stroke="solid" svg:stroke-width="0.00694in" svg:stroke-color="#4472c4" draw:marker-end="a508" svg:stroke-opacity="100%" draw:stroke-linejoin="miter" svg:stroke-linecap="butt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none" draw:stroke="solid" svg:stroke-width="0.00694in" svg:stroke-color="#4472c4" draw:marker-end="a536" svg:stroke-opacity="100%" draw:stroke-linejoin="miter" svg:stroke-linecap="butt"/>
    </style:style>
    <style:style style:family="graphic" style:name="a539">
      <style:graphic-properties draw:fill="none" draw:stroke="solid" svg:stroke-width="0.00694in" svg:stroke-color="#4472c4" draw:marker-end="a538" svg:stroke-opacity="100%" draw:stroke-linejoin="miter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none" draw:stroke="solid" svg:stroke-width="0.00694in" svg:stroke-color="#4472c4" draw:marker-end="a540" svg:stroke-opacity="100%" draw:stroke-linejoin="miter" svg:stroke-linecap="butt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none" draw:stroke="solid" svg:stroke-width="0.00694in" svg:stroke-color="#4472c4" draw:marker-end="a542" svg:stroke-opacity="100%" draw:stroke-linejoin="miter" svg:stroke-linecap="but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9">
      <style:graphic-properties draw:fill="none" draw:stroke="solid" svg:stroke-width="0.00694in" svg:stroke-color="#4472c4" draw:marker-end="a548" svg:stroke-opacity="100%" draw:stroke-linejoin="miter" svg:stroke-linecap="butt"/>
    </style:style>
    <style:style style:family="graphic" style:name="a40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5">
      <style:graphic-properties draw:fill="none" draw:stroke="solid" svg:stroke-width="0.00694in" svg:stroke-color="#4472c4" draw:marker-end="a564" svg:stroke-opacity="100%" draw:stroke-linejoin="miter" svg:stroke-linecap="butt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0694in" svg:stroke-color="#4472c4" draw:marker-end="a566" svg:stroke-opacity="100%" draw:stroke-linejoin="miter" svg:stroke-linecap="butt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none" draw:stroke="solid" svg:stroke-width="0.00694in" svg:stroke-color="#4472c4" draw:marker-end="a568" svg:stroke-opacity="100%" draw:stroke-linejoin="miter" svg:stroke-linecap="but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draw:fill="none" draw:stroke="solid" svg:stroke-width="0.00694in" svg:stroke-color="#4472c4" svg:stroke-opacity="100%" draw:stroke-linejoin="miter" svg:stroke-linecap="butt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onnector draw:type="line" svg:x1="1.47273in" svg:y1="1.37273in" svg:x2="2.62727in" svg:y2="0.97273in" draw:id="id63" draw:style-name="a381" draw:name="Straight Connector 4">
          <svg:title/>
          <svg:desc/>
        </draw:connector>
        <draw:connector draw:type="line" svg:x1="1.47576in" svg:y1="1.37273in" svg:x2="2.68449in" svg:y2="1.76268in" draw:id="id64" draw:style-name="a382" draw:name="Straight Connector 5">
          <svg:title/>
          <svg:desc/>
        </draw:connector>
        <draw:frame draw:id="id65" draw:style-name="a386" draw:name="TextBox 7" svg:x="1.93636in" svg:y="0.71623in" svg:width="0.52627in" svg:height="0.40391in">
          <draw:text-box>
            <text:p text:style-name="a385" text:class-names="" text:cond-style-name=""><text:span text:style-name="a383" text:class-names="">old</text:span><text:span text:style-name="a384" text:class-names=""/></text:p>
          </draw:text-box>
          <svg:title/>
          <svg:desc/>
        </draw:frame>
        <draw:frame draw:id="id66" draw:style-name="a390" draw:name="TextBox 8" svg:x="1.81068in" svg:y="1.57077in" svg:width="0.64071in" svg:height="0.40391in">
          <draw:text-box>
            <text:p text:style-name="a389" text:class-names="" text:cond-style-name=""><text:span text:style-name="a387" text:class-names="">new</text:span><text:span text:style-name="a388" text:class-names=""/></text:p>
          </draw:text-box>
          <svg:title/>
          <svg:desc/>
        </draw:frame>
        <draw:connector draw:type="line" svg:x1="2.62424in" svg:y1="0.9762in" svg:x2="3.77879in" svg:y2="0.5762in" draw:id="id67" draw:style-name="a391" draw:name="Straight Connector 9">
          <svg:title/>
          <svg:desc/>
        </draw:connector>
        <draw:connector draw:type="line" svg:x1="2.62727in" svg:y1="0.9762in" svg:x2="3.77879in" svg:y2="1.26407in" draw:id="id68" draw:style-name="a392" draw:name="Straight Connector 10">
          <svg:title/>
          <svg:desc/>
        </draw:connector>
        <draw:frame draw:id="id69" draw:style-name="a397" draw:name="TextBox 11" svg:x="3.08788in" svg:y="0.3197in" svg:width="0.58062in" svg:height="0.40391in">
          <draw:text-box>
            <text:p text:style-name="a396" text:class-names="" text:cond-style-name=""><text:span text:style-name="a393" text:class-names="">&gt;R</text:span><text:span text:style-name="a394" text:class-names="">F</text:span><text:span text:style-name="a395" text:class-names=""/></text:p>
          </draw:text-box>
          <svg:title/>
          <svg:desc/>
        </draw:frame>
        <draw:frame draw:id="id70" draw:style-name="a402" draw:name="TextBox 12" svg:x="3.1353in" svg:y="0.83616in" svg:width="0.58062in" svg:height="0.40391in">
          <draw:text-box>
            <text:p text:style-name="a401" text:class-names="" text:cond-style-name=""><text:span text:style-name="a398" text:class-names="">≤</text:span><text:span text:style-name="a399" text:class-names="">RF</text:span><text:span text:style-name="a400" text:class-names=""/></text:p>
          </draw:text-box>
          <svg:title/>
          <svg:desc/>
        </draw:frame>
        <draw:connector draw:type="line" svg:x1="2.62424in" svg:y1="1.77663in" svg:x2="3.77879in" svg:y2="1.37663in" draw:id="id71" draw:style-name="a403" draw:name="Straight Connector 13">
          <svg:title/>
          <svg:desc/>
        </draw:connector>
        <draw:connector draw:type="line" svg:x1="2.62727in" svg:y1="1.77663in" svg:x2="3.77879in" svg:y2="2.06451in" draw:id="id72" draw:style-name="a404" draw:name="Straight Connector 14">
          <svg:title/>
          <svg:desc/>
        </draw:connector>
        <draw:frame draw:id="id73" draw:style-name="a408" draw:name="TextBox 15" svg:x="3.14207in" svg:y="1.4486in" svg:width="0.63671in" svg:height="0.40391in">
          <draw:text-box>
            <text:p text:style-name="a407" text:class-names="" text:cond-style-name=""><text:span text:style-name="a405" text:class-names="">&gt;4%</text:span><text:span text:style-name="a406" text:class-names=""/></text:p>
          </draw:text-box>
          <svg:title/>
          <svg:desc/>
        </draw:frame>
        <draw:frame draw:id="id74" draw:style-name="a413" draw:name="TextBox 16" svg:x="3.03066in" svg:y="1.92057in" svg:width="0.63671in" svg:height="0.40391in">
          <draw:text-box>
            <text:p text:style-name="a412" text:class-names="" text:cond-style-name=""><text:span text:style-name="a409" text:class-names="">≤</text:span><text:span text:style-name="a410" text:class-names="">4%</text:span><text:span text:style-name="a411" text:class-names=""/></text:p>
          </draw:text-box>
          <svg:title/>
          <svg:desc/>
        </draw:frame>
        <draw:frame draw:id="id75" draw:style-name="a417" draw:name="TextBox 19" svg:x="3.86899in" svg:y="0.3197in" svg:width="0.55607in" svg:height="0.40391in">
          <draw:text-box>
            <text:p text:style-name="a416" text:class-names="" text:cond-style-name=""><text:span text:style-name="a414" text:class-names="">ICD</text:span><text:span text:style-name="a415" text:class-names=""/></text:p>
          </draw:text-box>
          <svg:title/>
          <svg:desc/>
        </draw:frame>
        <draw:frame draw:id="id76" draw:style-name="a421" draw:name="TextBox 21" svg:x="3.74277in" svg:y="0.97468in" svg:width="0.68229in" svg:height="0.40391in">
          <draw:text-box>
            <text:p text:style-name="a420" text:class-names="" text:cond-style-name=""><text:span text:style-name="a418" text:class-names="">~ICD</text:span><text:span text:style-name="a419" text:class-names=""/></text:p>
          </draw:text-box>
          <svg:title/>
          <svg:desc/>
        </draw:frame>
        <draw:frame draw:id="id77" draw:style-name="a425" draw:name="TextBox 23" svg:x="3.84072in" svg:y="1.2259in" svg:width="0.55607in" svg:height="0.40391in">
          <draw:text-box>
            <text:p text:style-name="a424" text:class-names="" text:cond-style-name=""><text:span text:style-name="a422" text:class-names="">ICD</text:span><text:span text:style-name="a423" text:class-names=""/></text:p>
          </draw:text-box>
          <svg:title/>
          <svg:desc/>
        </draw:frame>
        <draw:frame draw:id="id78" draw:style-name="a429" draw:name="TextBox 25" svg:x="3.74277in" svg:y="1.89641in" svg:width="0.68229in" svg:height="0.40391in">
          <draw:text-box>
            <text:p text:style-name="a428" text:class-names="" text:cond-style-name=""><text:span text:style-name="a426" text:class-names="">~ICD</text:span><text:span text:style-name="a427" text:class-names=""/></text:p>
          </draw:text-box>
          <svg:title/>
          <svg:desc/>
        </draw:frame>
        <draw:custom-shape svg:x="1.38182in" svg:y="1.26407in" svg:width="0.14813in" svg:height="0.18453in" draw:id="id79" draw:style-name="a432" draw:name="Rectangle 26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424in" svg:y="0.89183in" svg:width="0.16464in" svg:height="0.15399in" draw:id="id80" draw:style-name="a435" draw:name="Oval 27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60217in" svg:y="1.67045in" svg:width="0.16464in" svg:height="0.15399in" draw:id="id81" draw:style-name="a438" draw:name="Oval 29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95593in" svg:y1="1.39689in" svg:x2="7.11047in" svg:y2="0.99689in" draw:id="id82" draw:style-name="a439" draw:name="Straight Connector 30">
          <svg:title/>
          <svg:desc/>
        </draw:connector>
        <draw:connector draw:type="line" svg:x1="5.95896in" svg:y1="1.39689in" svg:x2="7.16769in" svg:y2="1.78684in" draw:id="id83" draw:style-name="a440" draw:name="Straight Connector 31">
          <svg:title/>
          <svg:desc/>
        </draw:connector>
        <draw:frame draw:id="id84" draw:style-name="a444" draw:name="TextBox 32" svg:x="6.41956in" svg:y="0.74039in" svg:width="0.63671in" svg:height="0.40391in">
          <draw:text-box>
            <text:p text:style-name="a443" text:class-names="" text:cond-style-name=""><text:span text:style-name="a441" text:class-names="">&gt;4%</text:span><text:span text:style-name="a442" text:class-names=""/></text:p>
          </draw:text-box>
          <svg:title/>
          <svg:desc/>
        </draw:frame>
        <draw:frame draw:id="id85" draw:style-name="a449" draw:name="TextBox 33" svg:x="6.29388in" svg:y="1.59494in" svg:width="0.63671in" svg:height="0.40391in">
          <draw:text-box>
            <text:p text:style-name="a448" text:class-names="" text:cond-style-name=""><text:span text:style-name="a445" text:class-names="">≤</text:span><text:span text:style-name="a446" text:class-names="">4%</text:span><text:span text:style-name="a447" text:class-names=""/></text:p>
          </draw:text-box>
          <svg:title/>
          <svg:desc/>
        </draw:frame>
        <draw:connector draw:type="line" svg:x1="7.10744in" svg:y1="1.00036in" svg:x2="8.26199in" svg:y2="0.60036in" draw:id="id86" draw:style-name="a450" draw:name="Straight Connector 34">
          <svg:title/>
          <svg:desc/>
        </draw:connector>
        <draw:connector draw:type="line" svg:x1="7.11047in" svg:y1="1.00036in" svg:x2="8.26199in" svg:y2="1.28824in" draw:id="id87" draw:style-name="a451" draw:name="Straight Connector 35">
          <svg:title/>
          <svg:desc/>
        </draw:connector>
        <draw:connector draw:type="line" svg:x1="7.10744in" svg:y1="1.8008in" svg:x2="8.26199in" svg:y2="1.4008in" draw:id="id88" draw:style-name="a452" draw:name="Straight Connector 38">
          <svg:title/>
          <svg:desc/>
        </draw:connector>
        <draw:connector draw:type="line" svg:x1="7.11047in" svg:y1="1.8008in" svg:x2="8.26199in" svg:y2="2.08867in" draw:id="id89" draw:style-name="a453" draw:name="Straight Connector 39">
          <svg:title/>
          <svg:desc/>
        </draw:connector>
        <draw:frame draw:id="id90" draw:style-name="a457" draw:name="TextBox 42" svg:x="7.51991in" svg:y="0.38959in" svg:width="0.55607in" svg:height="0.40391in">
          <draw:text-box>
            <text:p text:style-name="a456" text:class-names="" text:cond-style-name=""><text:span text:style-name="a454" text:class-names="">ICD</text:span><text:span text:style-name="a455" text:class-names=""/></text:p>
          </draw:text-box>
          <svg:title/>
          <svg:desc/>
        </draw:frame>
        <draw:frame draw:id="id91" draw:style-name="a461" draw:name="TextBox 43" svg:x="7.57969in" svg:y="0.85339in" svg:width="0.68229in" svg:height="0.40391in">
          <draw:text-box>
            <text:p text:style-name="a460" text:class-names="" text:cond-style-name=""><text:span text:style-name="a458" text:class-names="">~ICD</text:span><text:span text:style-name="a459" text:class-names=""/></text:p>
          </draw:text-box>
          <svg:title/>
          <svg:desc/>
        </draw:frame>
        <draw:frame draw:id="id92" draw:style-name="a465" draw:name="TextBox 44" svg:x="7.6634in" svg:y="1.48712in" svg:width="0.55607in" svg:height="0.40391in">
          <draw:text-box>
            <text:p text:style-name="a464" text:class-names="" text:cond-style-name=""><text:span text:style-name="a462" text:class-names="">ICD</text:span><text:span text:style-name="a463" text:class-names=""/></text:p>
          </draw:text-box>
          <svg:title/>
          <svg:desc/>
        </draw:frame>
        <draw:frame draw:id="id93" draw:style-name="a469" draw:name="TextBox 45" svg:x="7.51991in" svg:y="1.9929in" svg:width="0.68229in" svg:height="0.40391in">
          <draw:text-box>
            <text:p text:style-name="a468" text:class-names="" text:cond-style-name=""><text:span text:style-name="a466" text:class-names="">~ICD</text:span><text:span text:style-name="a467" text:class-names=""/></text:p>
          </draw:text-box>
          <svg:title/>
          <svg:desc/>
        </draw:frame>
        <draw:custom-shape svg:x="7.10744in" svg:y="0.91599in" svg:width="0.16464in" svg:height="0.15399in" draw:id="id94" draw:style-name="a472" draw:name="Oval 47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8537in" svg:y="1.69461in" svg:width="0.16464in" svg:height="0.15399in" draw:id="id95" draw:style-name="a475" draw:name="Oval 48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8273in" svg:y="1.34649in" svg:width="0.16464in" svg:height="0.15399in" draw:id="id96" draw:style-name="a478" draw:name="Oval 50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32364in" svg:y="3.68033in" svg:width="0.70702in" svg:height="0.51818in" draw:id="id97" draw:style-name="a481" draw:name="Oval 51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8" draw:style-name="a485" draw:name="TextBox 52" svg:x="2.42827in" svg:y="3.80479in" svg:width="0.70702in" svg:height="0.26927in">
          <draw:text-box>
            <text:p text:style-name="a484" text:class-names="" text:cond-style-name=""><text:span text:style-name="a482" text:class-names="">HCM</text:span><text:span text:style-name="a483" text:class-names=""/></text:p>
          </draw:text-box>
          <svg:title/>
          <svg:desc/>
        </draw:frame>
        <draw:custom-shape svg:x="3.4409in" svg:y="3.25652in" svg:width="0.70702in" svg:height="0.51818in" draw:id="id99" draw:style-name="a488" draw:name="Oval 54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0" draw:style-name="a492" draw:name="TextBox 56" svg:x="3.54554in" svg:y="3.38098in" svg:width="0.70702in" svg:height="0.26927in">
          <draw:text-box>
            <text:p text:style-name="a491" text:class-names="" text:cond-style-name=""><text:span text:style-name="a489" text:class-names="">SCD</text:span><text:span text:style-name="a490" text:class-names=""/></text:p>
          </draw:text-box>
          <svg:title/>
          <svg:desc/>
        </draw:frame>
        <draw:custom-shape svg:x="3.4409in" svg:y="4.20834in" svg:width="0.70702in" svg:height="0.51818in" draw:id="id101" draw:style-name="a495" draw:name="Oval 5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2" draw:style-name="a499" draw:name="TextBox 60" svg:x="3.4409in" svg:y="4.33279in" svg:width="0.70702in" svg:height="0.26927in">
          <draw:text-box>
            <text:p text:style-name="a498" text:class-names="" text:cond-style-name=""><text:span text:style-name="a496" text:class-names="">All-cause</text:span><text:span text:style-name="a497" text:class-names=""/></text:p>
          </draw:text-box>
          <svg:title/>
          <svg:desc/>
        </draw:frame>
        <draw:connector draw:type="line" svg:x1="2.92712in" svg:y1="3.75622in" draw:start-shape="id97" draw:start-glue-point="7" svg:x2="3.4409in" svg:y2="3.51561in" draw:end-shape="id99" draw:end-glue-point="3" draw:id="id103" draw:style-name="a501" draw:name="Straight Arrow Connector 62">
          <svg:title/>
          <svg:desc/>
        </draw:connector>
        <draw:connector draw:type="line" svg:x1="2.92712in" svg:y1="4.12263in" draw:start-shape="id97" draw:start-glue-point="6" svg:x2="3.4409in" svg:y2="4.46743in" draw:end-shape="id101" draw:end-glue-point="3" draw:id="id104" draw:style-name="a503" draw:name="Straight Arrow Connector 64">
          <svg:title/>
          <svg:desc/>
        </draw:connector>
        <draw:connector draw:type="curve" svg:x1="2.62994in" svg:y1="3.98663in" draw:start-shape="id97" draw:start-glue-point="0" svg:x2="2.37085in" svg:y2="3.63312in" draw:end-shape="id97" draw:end-glue-point="3" draw:id="id105" draw:style-name="a505" draw:transform="translate(-2.50039in -3.80988in) rotate(-4.71239) translate(2.50039in 3.80988in)" draw:name="Connector: Curved 66">
          <svg:title/>
          <svg:desc/>
        </draw:connector>
        <draw:connector draw:type="curve" svg:x1="4.10071in" svg:y1="4.16113in" draw:start-shape="id101" draw:start-glue-point="0" svg:x2="3.84162in" svg:y2="4.51464in" draw:end-shape="id102" draw:end-glue-point="1" draw:id="id106" draw:style-name="a507" draw:transform="translate(-3.97116in -4.33788in) rotate(-4.71239) translate(3.97116in 4.33788in)" draw:name="Connector: Curved 67">
          <svg:title/>
          <svg:desc/>
        </draw:connector>
        <draw:connector draw:type="curve" svg:x1="4.09982in" svg:y1="3.20422in" svg:x2="3.84073in" svg:y2="3.55773in" draw:id="id107" draw:style-name="a509" draw:transform="translate(-3.97028in -3.38098in) rotate(-4.71239) translate(3.97028in 3.38098in)" draw:name="Connector: Curved 72">
          <svg:title/>
          <svg:desc/>
        </draw:connector>
        <draw:frame draw:id="id108" draw:style-name="a513" draw:name="TextBox 73" svg:x="1.14095in" svg:y="3.27642in" svg:width="0.90431in" svg:height="0.40391in">
          <draw:text-box>
            <text:p text:style-name="a512" text:class-names="" text:cond-style-name=""><text:span text:style-name="a510" text:class-names="">~ICD:</text:span><text:span text:style-name="a511" text:class-names=""/></text:p>
          </draw:text-box>
          <svg:title/>
          <svg:desc/>
        </draw:frame>
        <draw:custom-shape svg:x="7.10221in" svg:y="3.67051in" svg:width="0.70702in" svg:height="0.51818in" draw:id="id109" draw:style-name="a516" draw:name="Oval 7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0" draw:style-name="a520" draw:name="TextBox 75" svg:x="7.20685in" svg:y="3.79497in" svg:width="0.70702in" svg:height="0.26927in">
          <draw:text-box>
            <text:p text:style-name="a519" text:class-names="" text:cond-style-name=""><text:span text:style-name="a517" text:class-names="">HCM</text:span><text:span text:style-name="a518" text:class-names=""/></text:p>
          </draw:text-box>
          <svg:title/>
          <svg:desc/>
        </draw:frame>
        <draw:custom-shape svg:x="8.21947in" svg:y="3.2467in" svg:width="0.70702in" svg:height="0.51818in" draw:id="id111" draw:style-name="a523" draw:name="Oval 76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2" draw:style-name="a528" draw:name="TextBox 77" svg:x="8.32411in" svg:y="3.37115in" svg:width="0.70702in" svg:height="0.26927in">
          <draw:text-box>
            <text:p text:style-name="a527" text:class-names="" text:cond-style-name=""><text:span text:style-name="a524" text:class-names="">shoc</text:span><text:span text:style-name="a525" text:class-names="">k</text:span><text:span text:style-name="a526" text:class-names=""/></text:p>
          </draw:text-box>
          <svg:title/>
          <svg:desc/>
        </draw:frame>
        <draw:custom-shape svg:x="8.21947in" svg:y="4.19851in" svg:width="0.70702in" svg:height="0.51818in" draw:id="id113" draw:style-name="a531" draw:name="Oval 78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4" draw:style-name="a535" draw:name="TextBox 79" svg:x="8.21947in" svg:y="4.32297in" svg:width="0.70702in" svg:height="0.26927in">
          <draw:text-box>
            <text:p text:style-name="a534" text:class-names="" text:cond-style-name=""><text:span text:style-name="a532" text:class-names="">All-cause</text:span><text:span text:style-name="a533" text:class-names=""/></text:p>
          </draw:text-box>
          <svg:title/>
          <svg:desc/>
        </draw:frame>
        <draw:connector draw:type="line" svg:x1="7.70569in" svg:y1="3.74639in" draw:start-shape="id109" draw:start-glue-point="7" svg:x2="8.21947in" svg:y2="3.50579in" draw:end-shape="id111" draw:end-glue-point="3" draw:id="id115" draw:style-name="a537" draw:name="Straight Arrow Connector 80">
          <svg:title/>
          <svg:desc/>
        </draw:connector>
        <draw:connector draw:type="line" svg:x1="7.70569in" svg:y1="4.11281in" draw:start-shape="id109" draw:start-glue-point="6" svg:x2="8.21947in" svg:y2="4.4576in" draw:end-shape="id113" draw:end-glue-point="3" draw:id="id116" draw:style-name="a539" draw:name="Straight Arrow Connector 81">
          <svg:title/>
          <svg:desc/>
        </draw:connector>
        <draw:connector draw:type="curve" svg:x1="7.40851in" svg:y1="3.97681in" draw:start-shape="id109" draw:start-glue-point="0" svg:x2="7.14942in" svg:y2="3.6233in" draw:end-shape="id109" draw:end-glue-point="3" draw:id="id117" draw:style-name="a541" draw:transform="translate(-7.27896in -3.80005in) rotate(-4.71239) translate(7.27896in 3.80005in)" draw:name="Connector: Curved 82">
          <svg:title/>
          <svg:desc/>
        </draw:connector>
        <draw:connector draw:type="curve" svg:x1="8.87928in" svg:y1="4.1513in" draw:start-shape="id113" draw:start-glue-point="0" svg:x2="8.62019in" svg:y2="4.50481in" draw:end-shape="id114" draw:end-glue-point="1" draw:id="id118" draw:style-name="a543" draw:transform="translate(-8.74974in -4.32806in) rotate(-4.71239) translate(8.74974in 4.32806in)" draw:name="Connector: Curved 83">
          <svg:title/>
          <svg:desc/>
        </draw:connector>
        <draw:frame draw:id="id119" draw:style-name="a547" draw:name="TextBox 85" svg:x="5.91952in" svg:y="3.2666in" svg:width="0.90431in" svg:height="0.40391in">
          <draw:text-box>
            <text:p text:style-name="a546" text:class-names="" text:cond-style-name=""><text:span text:style-name="a544" text:class-names="">ICD:</text:span><text:span text:style-name="a545" text:class-names=""/></text:p>
          </draw:text-box>
          <svg:title/>
          <svg:desc/>
        </draw:frame>
        <draw:connector draw:type="line" svg:x1="8.32301in" svg:y1="3.68899in" draw:start-shape="id111" draw:start-glue-point="5" svg:x2="7.80923in" svg:y2="3.9296in" draw:id="id120" draw:style-name="a549" draw:name="Straight Arrow Connector 87">
          <svg:title/>
          <svg:desc/>
        </draw:connector>
        <draw:custom-shape svg:x="7.20685in" svg:y="5.64288in" svg:width="0.70702in" svg:height="0.51818in" draw:id="id121" draw:style-name="a552" draw:name="Oval 8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2" draw:style-name="a556" draw:name="TextBox 89" svg:x="7.31148in" svg:y="5.76734in" svg:width="0.49775in" svg:height="0.26927in">
          <draw:text-box>
            <text:p text:style-name="a555" text:class-names="" text:cond-style-name=""><text:span text:style-name="a553" text:class-names="">HCM</text:span><text:span text:style-name="a554" text:class-names=""/></text:p>
          </draw:text-box>
          <svg:title/>
          <svg:desc/>
        </draw:frame>
        <draw:custom-shape svg:x="8.5722in" svg:y="5.64288in" svg:width="0.70702in" svg:height="0.51818in" draw:id="id123" draw:style-name="a559" draw:name="Oval 92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4" draw:style-name="a563" draw:name="TextBox 93" svg:x="8.5722in" svg:y="5.76734in" svg:width="0.70702in" svg:height="0.26927in">
          <draw:text-box>
            <text:p text:style-name="a562" text:class-names="" text:cond-style-name=""><text:span text:style-name="a560" text:class-names="">All-cause</text:span><text:span text:style-name="a561" text:class-names=""/></text:p>
          </draw:text-box>
          <svg:title/>
          <svg:desc/>
        </draw:frame>
        <draw:connector draw:type="line" svg:x1="7.91387in" svg:y1="5.90197in" draw:start-shape="id121" draw:start-glue-point="1" svg:x2="8.5722in" svg:y2="5.90197in" draw:end-shape="id124" draw:end-glue-point="3" draw:id="id125" draw:style-name="a565" draw:name="Straight Arrow Connector 95">
          <svg:title/>
          <svg:desc/>
        </draw:connector>
        <draw:connector draw:type="curve" svg:x1="7.51315in" svg:y1="5.94918in" draw:start-shape="id121" draw:start-glue-point="0" svg:x2="7.25406in" svg:y2="5.59567in" draw:end-shape="id121" draw:end-glue-point="3" draw:id="id126" draw:style-name="a567" draw:transform="translate(-7.3836in -5.77243in) rotate(-4.71239) translate(7.3836in 5.77243in)" draw:name="Connector: Curved 96">
          <svg:title/>
          <svg:desc/>
        </draw:connector>
        <draw:connector draw:type="curve" svg:x1="9.23201in" svg:y1="5.59567in" draw:start-shape="id123" draw:start-glue-point="0" svg:x2="8.97292in" svg:y2="5.94918in" draw:end-shape="id124" draw:end-glue-point="1" draw:id="id127" draw:style-name="a569" draw:transform="translate(-9.10247in -5.77243in) rotate(-4.71239) translate(9.10247in 5.77243in)" draw:name="Connector: Curved 97">
          <svg:title/>
          <svg:desc/>
        </draw:connector>
        <draw:custom-shape svg:x="8.21947in" svg:y="0.54111in" svg:width="0.10354in" svg:height="0.11247in" draw:id="id128" draw:style-name="a572" draw:name="Isosceles Triangle 106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26199in" svg:y="1.20802in" svg:width="0.10354in" svg:height="0.11247in" draw:id="id129" draw:style-name="a575" draw:name="Isosceles Triangle 10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25896in" svg:y="1.34456in" svg:width="0.10354in" svg:height="0.11247in" draw:id="id130" draw:style-name="a578" draw:name="Isosceles Triangle 110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25505in" svg:y="2.03209in" svg:width="0.10354in" svg:height="0.11247in" draw:id="id131" draw:style-name="a581" draw:name="Isosceles Triangle 112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74158in" svg:y="1.99594in" svg:width="0.10354in" svg:height="0.11247in" draw:id="id132" draw:style-name="a584" draw:name="Isosceles Triangle 114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75732in" svg:y="1.32574in" svg:width="0.10354in" svg:height="0.11247in" draw:id="id133" draw:style-name="a587" draw:name="Isosceles Triangle 116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7575in" svg:y="1.19068in" svg:width="0.10354in" svg:height="0.11247in" draw:id="id134" draw:style-name="a590" draw:name="Isosceles Triangle 118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74699in" svg:y="0.49051in" svg:width="0.10354in" svg:height="0.11247in" draw:id="id135" draw:style-name="a593" draw:name="Isosceles Triangle 120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40" svg:viewBox="0 0 20 30" svg:d="m10 0-10 30h20z"/>
    <draw:marker draw:name="a536" svg:viewBox="0 0 20 30" svg:d="m10 0-10 30h20z"/>
    <draw:marker draw:name="a542" svg:viewBox="0 0 20 30" svg:d="m10 0-10 30h20z"/>
    <draw:marker draw:name="a538" svg:viewBox="0 0 20 30" svg:d="m10 0-10 30h20z"/>
    <draw:marker draw:name="a548" svg:viewBox="0 0 20 30" svg:d="m10 0-10 30h20z"/>
    <draw:marker draw:name="a564" svg:viewBox="0 0 20 30" svg:d="m10 0-10 30h20z"/>
    <draw:marker draw:name="a500" svg:viewBox="0 0 20 30" svg:d="m10 0-10 30h20z"/>
    <draw:marker draw:name="a566" svg:viewBox="0 0 20 30" svg:d="m10 0-10 30h20z"/>
    <draw:marker draw:name="a502" svg:viewBox="0 0 20 30" svg:d="m10 0-10 30h20z"/>
    <draw:marker draw:name="a568" svg:viewBox="0 0 20 30" svg:d="m10 0-10 30h20z"/>
    <draw:marker draw:name="a504" svg:viewBox="0 0 20 30" svg:d="m10 0-10 30h20z"/>
    <draw:marker draw:name="a506" svg:viewBox="0 0 20 30" svg:d="m10 0-10 30h20z"/>
    <draw:marker draw:name="a50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Nathan Green</meta:initial-creator>
    <dc:creator>Nathan Green</dc:creator>
    <meta:creation-date>2020-10-01T08:42:09Z</meta:creation-date>
    <dc:date>2020-10-01T08:59:09Z</dc:date>
    <meta:editing-cycles>2</meta:editing-cycles>
    <meta:editing-duration>PT1020S</meta:editing-duration>
    <meta:document-statistic meta:paragraph-count="26" meta:word-count="43"/>
  </office:meta>
</office:document-meta>
</file>